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6b0b" officeooo:paragraph-rsid="00126b0b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normal" officeooo:rsid="00126b0b" officeooo:paragraph-rsid="00126b0b" style:font-size-asian="14pt" style:font-weight-asian="normal" style:font-size-complex="14pt" style:font-weight-complex="normal"/>
    </style:style>
    <style:style style:name="P3" style:family="paragraph" style:parent-style-name="Text_20_body">
      <style:text-properties officeooo:paragraph-rsid="00126b0b"/>
    </style:style>
    <style:style style:name="P4" style:family="paragraph" style:parent-style-name="Standard">
      <style:text-properties fo:font-size="14pt" fo:font-weight="normal" officeooo:rsid="00126b0b" officeooo:paragraph-rsid="00126b0b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6b0b" style:font-size-asian="14pt" style:font-size-complex="14pt"/>
    </style:style>
    <style:style style:name="T3" style:family="text">
      <style:text-properties fo:font-size="14pt" officeooo:rsid="0012e6e0" style:font-size-asian="14pt" style:font-size-complex="14pt"/>
    </style:style>
    <style:style style:name="T4" style:family="text">
      <style:text-properties fo:font-size="14pt" fo:font-weight="normal" officeooo:rsid="00126b0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2e6e0" style:font-size-asian="14pt" style:font-weight-asian="normal" style:font-size-complex="14pt" style:font-weight-complex="normal"/>
    </style:style>
    <style:style style:name="T6" style:family="text">
      <style:text-properties officeooo:rsid="0012e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do we need to scale the data?</text:p>
      <text:p text:style-name="P4"/>
      <text:p text:style-name="P2"/>
      <text:p text:style-name="P3"><text:bookmark text:name="d5bc"/><text:span text:style-name="T4">Most of the times, your dataset will contain features highly varying in magnitudes, units and range. </text:span><text:span text:style-name="T5">For example, there are 2 distance features and one in centimeter where as other one in kilometer. Now, having the same value (1 KM) <text:s/>in terms of distance these two varibles will have different values (1 KM and 100,000 CM) with higher variation in their magnitude. <text:s/>As we can see that there is higher variation in magnitude, it will impact the performance of </text:span><text:span text:style-name="T4">k-means </text:span><text:span text:style-name="T5">model as it will give higher weight to variable which has higher magnitude. And, this is an issue. </text:span><text:span text:style-name="T1"><text:s/></text:span><text:span text:style-name="T2">Hence, t</text:span><text:span text:style-name="T1">o supress this effect, we need to bring all features to the same level of magnitudes. This can be acheived by scaling </text:span><text:span text:style-name="T3">or normaliz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54:37.820776618</meta:creation-date>
    <dc:date>2019-02-13T19:39:34.120402796</dc:date>
    <meta:editing-duration>PT1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31" meta:character-count="741" meta:non-whitespace-character-count="609"/>
  </office:meta>
</office:document-meta>
</file>